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orphans="0" fo:widows="0"/>
    </style:style>
    <style:style style:name="P2" style:family="paragraph" style:parent-style-name="Standard">
      <style:paragraph-properties fo:line-height="150%" fo:text-align="center" style:justify-single-word="false" fo:orphans="0" fo:widows="0"/>
      <style:text-properties officeooo:rsid="001f97f7" officeooo:paragraph-rsid="001f97f7"/>
    </style:style>
    <style:style style:name="P3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7636f7"/>
    </style:style>
    <style:style style:name="P4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5ce26f"/>
    </style:style>
    <style:style style:name="P5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6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48a029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30e528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27584e"/>
    </style:style>
    <style:style style:name="P9" style:family="paragraph" style:parent-style-name="Standard">
      <style:paragraph-properties fo:line-height="150%" fo:text-align="center" style:justify-single-word="false"/>
      <style:text-properties officeooo:rsid="0027584e" officeooo:paragraph-rsid="0027584e"/>
    </style:style>
    <style:style style:name="P10" style:family="paragraph" style:parent-style-name="Standard">
      <style:text-properties fo:color="#000000" loext:opacity="100%" style:font-size-complex="14pt">
        <loext:char-complex-color loext:theme-type="dark1" loext:color-type="theme"/>
      </style:text-properties>
    </style:style>
    <style:style style:name="T1" style:family="text">
      <style:text-properties fo:color="#000000" loext:opacity="100%" fo:font-weight="bold" style:font-weight-asian="bold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701cb9" style:font-size-complex="14pt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3c24b5" style:font-size-complex="14pt">
        <loext:char-complex-color loext:theme-type="dark1" loext:color-type="theme"/>
      </style:text-properties>
    </style:style>
    <style:style style:name="T5" style:family="text">
      <style:text-properties fo:color="#000000" loext:opacity="100%" officeooo:rsid="0022d380" style:font-size-complex="14pt">
        <loext:char-complex-color loext:theme-type="dark1" loext:color-type="theme"/>
      </style:text-properties>
    </style:style>
    <style:style style:name="T6" style:family="text">
      <style:text-properties fo:color="#000000" loext:opacity="100%" officeooo:rsid="007553ce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officeooo:rsid="001f97f7" style:font-size-complex="14pt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5ce26f" style:font-size-complex="14pt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772bb2" style:font-size-complex="14pt">
        <loext:char-complex-color loext:theme-type="dark1" loext:color-type="theme"/>
      </style:text-properties>
    </style:style>
    <style:style style:name="T10" style:family="text">
      <style:text-properties fo:color="#000000" loext:opacity="100%" fo:background-color="#ffffff" loext:char-shading-value="0">
        <loext:char-complex-color loext:theme-type="dark1" loext:color-type="theme"/>
      </style:text-properties>
    </style:style>
    <style:style style:name="T11" style:family="text">
      <style:text-properties fo:color="#000000" loext:opacity="100%" officeooo:rsid="003df933" fo:background-color="#ffffff" loext:char-shading-value="0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fo:font-size="13.5pt" style:font-size-asian="13.5pt" style:font-size-complex="13.5pt"/>
    </style:style>
    <style:style style:name="T13" style:family="text">
      <style:text-properties fo:color="#000000" loext:opacity="100%" style:font-size-complex="14pt"/>
    </style:style>
    <style:style style:name="T14" style:family="text">
      <style:text-properties fo:color="#000000" loext:opacity="100%" officeooo:rsid="001f97f7" style:font-size-complex="14pt"/>
    </style:style>
    <style:style style:name="T15" style:family="text">
      <style:text-properties fo:color="#000000" loext:opacity="100%" officeooo:rsid="004ae7cd" style:font-size-complex="14pt"/>
    </style:style>
    <style:style style:name="T16" style:family="text">
      <style:text-properties fo:color="#000000" loext:opacity="100%" officeooo:rsid="0020ec32" style:font-size-complex="14pt"/>
    </style:style>
    <style:style style:name="T17" style:family="text">
      <style:text-properties style:language-asian="ru" style:country-asian="RU" style:font-size-complex="14pt" style:font-weight-complex="bold"/>
    </style:style>
    <style:style style:name="T18" style:family="text">
      <style:text-properties officeooo:rsid="006d9af7" style:language-asian="ru" style:country-asian="RU" style:font-size-complex="14pt" style:font-weight-complex="bold"/>
    </style:style>
    <style:style style:name="T19" style:family="text">
      <style:text-properties officeooo:rsid="006c0831" style:language-asian="ru" style:country-asian="RU" style:font-size-complex="14pt" style:font-weight-complex="bold"/>
    </style:style>
    <style:style style:name="T20" style:family="text">
      <style:text-properties fo:color="#000000" loext:opacity="100%" fo:font-size="16pt" style:font-size-asian="16pt" style:font-size-complex="14pt">
        <loext:char-complex-color loext:theme-type="dark1" loext:color-type="theme"/>
      </style:text-properties>
    </style:style>
    <style:style style:name="T21" style:family="text">
      <style:text-properties fo:color="#000000" loext:opacity="100%" style:font-size-complex="13.5pt"/>
    </style:style>
    <style:style style:name="T22" style:family="text">
      <style:text-properties fo:color="#000000" loext:opacity="100%" officeooo:rsid="005efe8f" style:font-size-complex="13.5pt"/>
    </style:style>
    <style:style style:name="T23" style:family="text">
      <style:text-properties fo:color="#000000" loext:opacity="100%" officeooo:rsid="0072112d" style:font-size-complex="14pt">
        <loext:char-complex-color loext:theme-type="dark1" loext:color-type="theme"/>
      </style:text-properties>
    </style:style>
    <style:style style:name="T24" style:family="text">
      <style:text-properties fo:color="#000000" loext:opacity="100%" officeooo:rsid="005622a5" fo:background-color="#ffffff" loext:char-shading-value="0" style:font-size-complex="13.5pt"/>
    </style:style>
    <style:style style:name="T25" style:family="text">
      <style:text-properties fo:color="#000000" loext:opacity="100%" officeooo:rsid="00494dc3" fo:background-color="#ffffff" loext:char-shading-value="0" style:font-size-complex="13.5pt"/>
    </style:style>
    <style:style style:name="T26" style:family="text">
      <style:text-properties fo:color="#000000" loext:opacity="100%" officeooo:rsid="00663587" style:font-size-complex="14pt">
        <loext:char-complex-color loext:theme-type="dark1" loext:color-type="theme"/>
      </style:text-properties>
    </style:style>
    <style:style style:name="T27" style:family="text">
      <style:text-properties fo:color="#000000" loext:opacity="100%" officeooo:rsid="002efbcf" style:font-size-complex="14pt">
        <loext:char-complex-color loext:theme-type="dark1" loext:color-type="theme"/>
      </style:text-properties>
    </style:style>
    <style:style style:name="T28" style:family="text">
      <style:text-properties fo:color="#000000" loext:opacity="100%" officeooo:rsid="001f97f7" style:font-size-complex="13.5pt"/>
    </style:style>
    <style:style style:name="T29" style:family="text">
      <style:text-properties fo:color="#000000" loext:opacity="100%" style:text-underline-style="solid" style:text-underline-width="auto" style:text-underline-color="font-color" officeooo:rsid="001f97f7" style:font-size-complex="13.5pt"/>
    </style:style>
    <style:style style:name="T30" style:family="text">
      <style:text-properties fo:color="#000000" loext:opacity="100%" style:text-underline-style="solid" style:text-underline-width="auto" style:text-underline-color="font-color" officeooo:rsid="001f97f7" style:font-size-complex="14pt">
        <loext:char-complex-color loext:theme-type="dark1" loext:color-type="theme"/>
      </style:text-properties>
    </style:style>
    <style:style style:name="T31" style:family="text">
      <style:text-properties fo:color="#000000" loext:opacity="100%" officeooo:rsid="0027584e" style:font-size-complex="14pt">
        <loext:char-complex-color loext:theme-type="dark1" loext:color-type="theme"/>
      </style:text-properties>
    </style:style>
    <style:style style:name="T32" style:family="text">
      <style:text-properties fo:color="#000000" loext:opacity="100%" fo:font-size="11pt" style:font-size-asian="11pt" style:font-size-complex="11pt">
        <loext:char-complex-color loext:theme-type="dark1" loext:color-type="theme"/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ХАРАКТЕРИСТИКА</text:span><text:span text:style-name="T1"/></text:p>
      <text:p text:style-name="P1" loext:marker-style-name="T2"><text:span text:style-name="T2">о прохождении </text:span><text:span text:style-name="T3">преддипломной</text:span><text:span text:style-name="T2"> практики студента </text:span><text:span text:style-name="T4">4</text:span><text:span text:style-name="T2">-го курса ЛГТУ</text:span></text:p>
      <text:p text:style-name="P1" loext:marker-style-name="T2"><text:span text:style-name="T2">направления</text:span><text:span text:style-name="T2"/></text:p>
      <text:p text:style-name="P1" loext:marker-style-name="T2"><text:span text:style-name="T2"><text:s/>«</text:span><text:span text:style-name="T5">Информатика и вычислительная техника</text:span><text:span text:style-name="T2">»</text:span></text:p>
      <text:p text:style-name="P2" loext:marker-style-name="T2"><text:span text:style-name="T2">Станиславчука Сергея Михайловича</text:span></text:p>
      <text:p text:style-name="P3" loext:marker-style-name="T2"><text:span text:style-name="T2">В период с </text:span><text:span text:style-name="T6">21</text:span><text:span text:style-name="T7">.0</text:span><text:span text:style-name="T6">4</text:span><text:span text:style-name="T7">.25</text:span><text:span text:style-name="T2"> г. по </text:span><text:span text:style-name="T6">23</text:span><text:span text:style-name="T2">.</text:span><text:span text:style-name="T8">0</text:span><text:span text:style-name="T6">5</text:span><text:span text:style-name="T2">.202</text:span><text:span text:style-name="T8">5</text:span><text:span text:style-name="T2"> г. </text:span><text:span text:style-name="T7">Станиславчук</text:span><text:span text:style-name="T2"> </text:span><text:span text:style-name="T7">С</text:span><text:span text:style-name="T2">.</text:span><text:span text:style-name="T7">М</text:span><text:span text:style-name="T2">. проходил </text:span><text:span text:style-name="T3">преддипломн</text:span><text:span text:style-name="T9">ую</text:span><text:span text:style-name="T2"> практику в </text:span><text:span text:style-name="T10">ООО </text:span><text:span text:style-name="T2">«</text:span><text:span text:style-name="T11">ОНСОФТ</text:span><text:span text:style-name="T2">»</text:span><text:span text:style-name="T10"> </text:span><text:span text:style-name="T12">в </text:span><text:span text:style-name="T13">отделе </text:span><text:span text:style-name="T14">разработки </text:span><text:span text:style-name="T15">ритейл решений</text:span><text:span text:style-name="T13">, стажируясь в </text:span><text:span text:style-name="T16">качестве практиканта</text:span><text:span text:style-name="T2">.</text:span></text:p>
      <text:p text:style-name="P4" loext:marker-style-name="T2"><text:span text:style-name="T17">Во время прохождения практики Станиславчук С.М. </text:span><text:span text:style-name="T18">учавствовал в разработке сайта компании «ОНСОФТ», написал функционал C++ приложения для кассового аппарата, а также написал python-скрипт для автоматизации процесса выдачи чека кассовым аппаратом,</text:span><text:span text:style-name="T17"> </text:span><text:span text:style-name="T19">дописал</text:span><text:span text:style-name="T17"> сервер на C++ с использованием библиотеки Crow </text:span><text:span text:style-name="T19">для дипломного проекта</text:span><text:span text:style-name="T17">.</text:span></text:p>
      <text:p text:style-name="P5" loext:marker-style-name="T20"><text:span text:style-name="T2">Проявил себя ответственным добросовестным студентом, умеющим применять на практике полученные за время обучения знания и навыки по анализированию, обработке информации с помощью соответствующих пакетов прикладных программ. </text:span><text:span text:style-name="T21">Все задания выполнял самостоятельно и в установленный срок. Нарушений правил внутреннего распорядка и дисциплины</text:span><text:span text:style-name="T22"> </text:span><text:span text:style-name="T21">не допускал.</text:span></text:p>
      <text:p text:style-name="P6" loext:marker-style-name="T2"><text:span text:style-name="T2">По итогам </text:span><text:span text:style-name="T23">преддипломной</text:span><text:span text:style-name="T2"> практики заслуживает положительной оценки</text:span><text:bookmark text:name="_GoBack"/><text:span text:style-name="T2">.</text:span></text:p>
      <text:p text:style-name="P7" loext:marker-style-name="T10"><text:span text:style-name="T2"><text:tab/></text:span><text:span text:style-name="T24">Теоретический уровень подготовки студента и качество выполняемой им работы можно оценить на «__/__»</text:span><text:span text:style-name="T25">.</text:span></text:p>
      <text:p text:style-name="P8" loext:marker-style-name="T10"><text:span text:style-name="T26">Кисова</text:span><text:span text:style-name="T2"> </text:span><text:span text:style-name="T27">А</text:span><text:span text:style-name="T2">.</text:span><text:span text:style-name="T26">Е</text:span><text:span text:style-name="T2">. </text:span></text:p>
      <text:p text:style-name="P8" loext:marker-style-name="T10"><text:span text:style-name="T2"/></text:p>
      <text:p text:style-name="P8" loext:marker-style-name="T10"><text:span text:style-name="T28"><text:s/></text:span><text:span text:style-name="T29"><text:s text:c="5"/></text:span><text:span text:style-name="T30"><text:s text:c="19"/></text:span><text:span text:style-name="T31">__</text:span></text:p>
      <text:p text:style-name="P9" loext:marker-style-name="T10"><text:span text:style-name="T2"><text:s text:c="106"/></text:span><text:span text:style-name="T32">подпись, дата</text:span></text:p>
      <text:p text:style-name="P10"><text:s text:c="58"/><text:tab/><text:tab/><text:tab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7874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urney</meta:initial-creator>
    <meta:editing-cycles>73</meta:editing-cycles>
    <meta:creation-date>2022-12-14T15:53:00</meta:creation-date>
    <dc:date>2025-05-14T23:39:03.002635858</dc:date>
    <meta:editing-duration>PT4H21S</meta:editing-duration>
    <meta:generator>LibreOffice/24.8.5.2$Linux_X86_64 LibreOffice_project/480$Build-2</meta:generator>
    <meta:print-date>2024-07-16T15:05:58.807523640</meta:print-date>
    <meta:document-statistic meta:table-count="0" meta:image-count="0" meta:object-count="0" meta:page-count="1" meta:paragraph-count="14" meta:word-count="150" meta:character-count="1390" meta:non-whitespace-character-count="1057"/>
    <meta:user-defined meta:name="AppVersion">16.0000</meta:user-defined>
    <meta:user-defined meta:name="Company">Home</meta:user-defined>
    <meta:template xlink:type="simple" xlink:actuate="onRequest" xlink:title="Normal.dotm" xlink:href=""/>
  </office:meta>
</office:document-meta>
</file>